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officeooo:rsid="0003acc9" officeooo:paragraph-rsid="0003acc9" style:font-size-asian="11pt" style:font-size-complex="11pt"/>
    </style:style>
    <style:style style:name="P2" style:family="paragraph" style:parent-style-name="Text_20_body" style:list-style-name="L1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333333" loext:opacity="100%" style:font-name="Arial1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Arial1" fo:font-size="11pt" fo:letter-spacing="normal" fo:font-style="normal" fo:font-weight="normal" officeooo:paragraph-rsid="0003acc9" style:font-size-asian="11pt" style:font-size-complex="11pt"/>
    </style:style>
    <style:style style:name="P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1" fo:font-size="11pt" fo:letter-spacing="normal" fo:font-style="normal" fo:font-weight="normal" officeooo:paragraph-rsid="0003acc9" style:font-size-asian="11pt" style:font-size-complex="11pt"/>
    </style:style>
    <style:style style:name="P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1" fo:font-size="11pt" fo:letter-spacing="normal" fo:font-style="normal" fo:font-weight="normal" officeooo:rsid="00046ab6" officeooo:paragraph-rsid="00046ab6" style:font-size-asian="11pt" style:font-size-complex="11pt"/>
    </style:style>
    <style:style style:name="P6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1" fo:font-size="11pt" fo:letter-spacing="normal" fo:font-style="normal" fo:font-weight="normal" officeooo:rsid="0005ab87" officeooo:paragraph-rsid="0005ab87" style:font-size-asian="11pt" style:font-size-complex="11pt"/>
    </style:style>
    <style:style style:name="P7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1" fo:font-size="11pt" fo:letter-spacing="normal" fo:font-style="normal" fo:font-weight="normal" officeooo:rsid="00062368" officeooo:paragraph-rsid="00062368" style:font-size-asian="11pt" style:font-size-complex="11pt"/>
    </style:style>
    <style:style style:name="P8" style:family="paragraph" style:parent-style-name="Text_20_body">
      <style:text-properties officeooo:paragraph-rsid="0003acc9"/>
    </style:style>
    <style:style style:name="P9" style:family="paragraph" style:parent-style-name="Text_20_body">
      <style:text-properties style:font-name="Arial1" fo:font-size="11pt" officeooo:paragraph-rsid="0003acc9" style:font-size-asian="11pt" style:font-size-complex="11pt"/>
    </style:style>
    <style:style style:name="T1" style:family="text">
      <style:text-properties fo:font-variant="normal" fo:text-transform="none" fo:color="#333333" loext:opacity="100%" style:font-name="Arial1" fo:font-size="11pt" fo:letter-spacing="normal" fo:font-style="normal" fo:font-weight="bold" officeooo:rsid="0003acc9" style:font-size-asian="11pt" style:font-size-complex="11pt"/>
    </style:style>
    <style:style style:name="T2" style:family="text">
      <style:text-properties fo:font-variant="normal" fo:text-transform="none" fo:color="#333333" loext:opacity="100%" fo:letter-spacing="normal" fo:font-style="normal" fo:font-weight="normal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5ab87"/>
    </style:style>
    <style:style style:name="T5" style:family="text">
      <style:text-properties style:text-position="sub 58%" officeooo:rsid="00062368"/>
    </style:style>
    <style:style style:name="T6" style:family="text">
      <style:text-properties style:text-position="sub 58%" officeooo:rsid="00070f18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70f18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5ab87"/>
    </style:style>
    <style:style style:name="T11" style:family="text">
      <style:text-properties style:text-position="0% 100%" officeooo:rsid="00062368"/>
    </style:style>
    <style:style style:name="T12" style:family="text">
      <style:text-properties style:text-position="0% 100%" officeooo:rsid="00070f18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Actividad 1: Expresiones posicionales</text:span></text:span></text:p>
      <text:p text:style-name="P9"><text:bookmark text:name="yui_3_17_2_1_1666101361675_45"/><text:span text:style-name="T2">Siguiendo las explicaciones anteriores, trata de escribir las expresiones posicionales de los númerosindicados más abajo, teniendo en cuenta lo siquiente:</text:span></text:p>
      <text:list text:style-name="L1">
        <text:list-item>
          <text:p text:style-name="P2">Cada número propuesto está escrito en una base de numeración diferente (observa los subíndices)</text:p>
        </text:list-item>
        <text:list-item>
          <text:p text:style-name="P2">El resultado siempre debes escribirlo en decimal (base 10).</text:p>
        </text:list-item>
      </text:list>
      <text:p text:style-name="P3">Los números son estos:</text:p>
      <text:list xml:id="list3590868743" text:style-name="L3">
        <text:list-item>
          <text:p text:style-name="P4">127<text:span text:style-name="T3">(8</text:span></text:p>
          <text:p text:style-name="P5">127<text:span text:style-name="T4">(8</text:span> = 7*8<text:span text:style-name="T7">0</text:span><text:span text:style-name="T9"> + 2*8</text:span><text:span text:style-name="T7">1</text:span><text:span text:style-name="T9"> + 1*8</text:span><text:span text:style-name="T7">2</text:span><text:span text:style-name="T9"> = 7*1 + 2*8 + </text:span><text:span text:style-name="T10">1*64 = 7 + 16 + 64 = 87</text:span><text:span text:style-name="T4">(10</text:span></text:p>
        </text:list-item>
        <text:list-item>
          <text:p text:style-name="P4">211<text:span text:style-name="T3">(5</text:span></text:p>
          <text:p text:style-name="P6">211<text:span text:style-name="T3">(5</text:span><text:span text:style-name="T9"> = 1*5</text:span><text:span text:style-name="T7">0</text:span><text:span text:style-name="T9"> + 1*5</text:span><text:span text:style-name="T7">1</text:span><text:span text:style-name="T9"> + 2*5</text:span><text:span text:style-name="T7">2</text:span><text:span text:style-name="T9"> = 1*1 + 1*5 + 2*25 = 1 + 5 + 50 = </text:span><text:span text:style-name="T11">56</text:span><text:span text:style-name="T5">(10</text:span></text:p>
        </text:list-item>
        <text:list-item>
          <text:p text:style-name="P4">726<text:span text:style-name="T3">(9</text:span></text:p>
          <text:p text:style-name="P7">726<text:span text:style-name="T3">(9</text:span><text:span text:style-name="T9"> = 6*9</text:span><text:span text:style-name="T7">0</text:span><text:span text:style-name="T9"> + 2*9</text:span><text:span text:style-name="T7">1</text:span><text:span text:style-name="T9"> + 7*9</text:span><text:span text:style-name="T7">2</text:span><text:span text:style-name="T9"> = 6*1 + 2*9 + 7*81 = 6 + 18 + 567 = </text:span><text:span text:style-name="T12">591</text:span><text:span text:style-name="T6">(10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6:01:33.820306414</meta:creation-date>
    <dc:date>2022-10-18T16:28:02.950867606</dc:date>
    <meta:editing-duration>PT4M36S</meta:editing-duration>
    <meta:editing-cycles>1</meta:editing-cycles>
    <meta:document-statistic meta:table-count="0" meta:image-count="0" meta:object-count="0" meta:page-count="1" meta:paragraph-count="11" meta:word-count="122" meta:character-count="592" meta:non-whitespace-character-count="486"/>
    <meta:generator>LibreOffice/7.4.1.2$Linux_X86_64 LibreOffice_project/40$Build-2</meta:generator>
  </office:meta>
</office:document-meta>
</file>